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20"/>
        <table:table-column table:style-name="co3" table:default-cell-style-name="ce16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9" table:default-cell-style-name="ce15"/>
        <table:table-row table:style-name="ro1">
          <table:table-cell table:style-name="ce16" table:formula="of:=MIN([.A4:.A41])" office:value-type="float" office:value="223" calcext:value-type="float">
            <text:p>223</text:p>
          </table:table-cell>
          <table:table-cell table:style-name="ce16" table:formula="of:=MIN([.B4:.B41])" office:value-type="float" office:value="166" calcext:value-type="float">
            <text:p>166</text:p>
          </table:table-cell>
          <table:table-cell table:style-name="ce16" table:formula="of:=MIN([.C4:.C41])" office:value-type="float" office:value="25" calcext:value-type="float">
            <text:p>25</text:p>
          </table:table-cell>
          <table:table-cell table:style-name="ce19" table:formula="of:=MIN([.D4:.D41])" office:value-type="float" office:value="42.7272727272727" calcext:value-type="float">
            <text:p>42.727</text:p>
          </table:table-cell>
          <table:table-cell table:style-name="ce19" table:formula="of:=MIN([.E4:.E41])" office:value-type="float" office:value="0.777777777777778" calcext:value-type="float">
            <text:p>0.778</text:p>
          </table:table-cell>
          <table:table-cell table:style-name="ce19" table:formula="of:=MIN([.F4:.F41])" office:value-type="float" office:value="0.486274509803922" calcext:value-type="float">
            <text:p>0.486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6" table:formula="of:=MAX([.A4:.A41])" office:value-type="float" office:value="224" calcext:value-type="float">
            <text:p>224</text:p>
          </table:table-cell>
          <table:table-cell table:style-name="ce16" table:formula="of:=MAX([.B4:.B41])" office:value-type="float" office:value="169" calcext:value-type="float">
            <text:p>169</text:p>
          </table:table-cell>
          <table:table-cell table:style-name="ce16" table:formula="of:=MAX([.C4:.C41])" office:value-type="float" office:value="28" calcext:value-type="float">
            <text:p>28</text:p>
          </table:table-cell>
          <table:table-cell table:style-name="ce19" table:formula="of:=MAX([.D4:.D41])" office:value-type="float" office:value="43.1632653061225" calcext:value-type="float">
            <text:p>43.163</text:p>
          </table:table-cell>
          <table:table-cell table:style-name="ce19" table:formula="of:=MAX([.E4:.E41])" office:value-type="float" office:value="0.798387096774194" calcext:value-type="float">
            <text:p>0.798</text:p>
          </table:table-cell>
          <table:table-cell table:style-name="ce19" table:formula="of:=MAX([.F4:.F41])" office:value-type="float" office:value="0.494117647058824" calcext:value-type="float">
            <text:p>0.494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8</text:p>
          </table:table-cell>
          <table:table-cell table:formula="of:=[.J4]" office:value-type="float" office:value="0.494117647058824" calcext:value-type="float">
            <text:p>0.49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80</text:p>
          </table:table-cell>
          <table:table-cell table:formula="of:=[.J5]" office:value-type="float" office:value="0.486274509803922" calcext:value-type="float">
            <text:p>0.49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table:number-columns-repeated="19"/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06:49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20T15:09:04.794000000</dc:date>
    <meta:editing-cycles>57</meta:editing-cycles>
    <meta:editing-duration>P1DT8H23M34S</meta:editing-duration>
    <meta:document-statistic meta:table-count="3" meta:cell-count="166" meta:object-count="0"/>
  </office:meta>
</office:document-meta>
</file>